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Hyperlink" style:family="text">
      <style:text-properties fo:font-style="italic" style:font-style-asian="italic"/>
    </style:style>
    <style:style style:name="T3" style:parent-style-name="Hyperlink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T7" style:parent-style-name="Hyperlink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Hyperlink" style:family="text">
      <style:text-properties fo:font-style="italic" style:font-style-asian="italic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rmal" style:family="paragraph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Hyperlink" style:family="text">
      <style:text-properties fo:font-style="italic" style:font-style-asian="italic"/>
    </style:style>
    <style:style style:name="T15" style:parent-style-name="DefaultParagraphFont" style:family="text">
      <style:text-properties fo:font-style="italic" style:font-style-asian="italic"/>
    </style:style>
    <style:style style:name="T16" style:parent-style-name="Hyperlink" style:family="text">
      <style:text-properties fo:font-style="italic" style:font-style-asian="italic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Hyperlink" style:family="text">
      <style:text-properties fo:font-style="italic" style:font-style-asian="italic"/>
    </style:style>
    <style:style style:name="T22" style:parent-style-name="Hyperlink" style:family="text">
      <style:text-properties fo:font-style="italic" style:font-style-asian="italic"/>
    </style:style>
    <style:style style:name="P23" style:parent-style-name="Normal" style:family="paragraph">
      <style:text-properties fo:font-weight="bold" style:font-weight-asian="bold"/>
    </style:style>
    <style:style style:name="T24" style:parent-style-name="Hyperlink" style:family="text">
      <style:text-properties fo:font-style="italic" style:font-style-asian="italic"/>
    </style:style>
    <style:style style:name="T25" style:parent-style-name="Hyperlink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P27" style:parent-style-name="Normal" style:family="paragraph">
      <style:text-properties fo:font-weight="bold" style:font-weight-asian="bold"/>
    </style:style>
    <style:style style:name="T28" style:parent-style-name="Hyperlink" style:family="text">
      <style:text-properties fo:font-style="italic" style:font-style-asian="italic"/>
    </style:style>
    <style:style style:name="T29" style:parent-style-name="Hyperlink" style:family="text">
      <style:text-properties fo:font-style="italic" style:font-style-asian="italic"/>
    </style:style>
    <style:style style:name="P30" style:parent-style-name="Normal" style:family="paragraph">
      <style:text-properties fo:font-weight="bold" style:font-weight-asian="bold"/>
    </style:style>
    <style:style style:name="T31" style:parent-style-name="Hyperlink" style:family="text">
      <style:text-properties fo:font-style="italic" style:font-style-asian="italic"/>
    </style:style>
    <style:style style:name="T32" style:parent-style-name="Hyperlink" style:family="text">
      <style:text-properties fo:font-style="italic" style:font-style-asian="italic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Hyperlink" style:family="text">
      <style:text-properties fo:font-style="italic" style:font-style-asian="italic"/>
    </style:style>
    <style:style style:name="T36" style:parent-style-name="DefaultParagraphFont" style:family="text">
      <style:text-properties fo:font-style="italic" style:font-style-asian="italic"/>
    </style:style>
    <style:style style:name="T37" style:parent-style-name="DefaultParagraphFont" style:family="text">
      <style:text-properties fo:font-style="italic" style:font-style-asian="italic"/>
    </style:style>
    <style:style style:name="T38" style:parent-style-name="Hyperlink" style:family="text">
      <style:text-properties fo:font-style="italic" style:font-style-asian="italic"/>
    </style:style>
    <style:style style:name="P39" style:parent-style-name="Normal" style:family="paragraph">
      <style:text-properties fo:font-weight="bold" style:font-weight-asian="bold"/>
    </style:style>
    <style:style style:name="T40" style:parent-style-name="Hyperlink" style:family="text">
      <style:text-properties fo:font-style="italic" style:font-style-asian="italic"/>
    </style:style>
    <style:style style:name="T41" style:parent-style-name="Hyperlink" style:family="text">
      <style:text-properties fo:font-style="italic" style:font-style-asian="italic"/>
    </style:style>
    <style:style style:name="T42" style:parent-style-name="DefaultParagraphFont" style:family="text">
      <style:text-properties fo:font-style="italic" style:font-style-asian="italic"/>
    </style:style>
    <style:style style:name="P43" style:parent-style-name="Normal" style:family="paragraph">
      <style:text-properties fo:font-weight="bold" style:font-weight-asian="bold"/>
    </style:style>
    <style:style style:name="T44" style:parent-style-name="Hyperlink" style:family="text">
      <style:text-properties fo:font-style="italic" style:font-style-asian="italic"/>
    </style:style>
    <style:style style:name="T45" style:parent-style-name="Hyperlink" style:family="text">
      <style:text-properties fo:font-style="italic" style:font-style-asian="italic"/>
    </style:style>
    <style:style style:name="P46" style:parent-style-name="Normal" style:family="paragraph">
      <style:text-properties fo:font-weight="bold" style:font-weight-asian="bold"/>
    </style:style>
    <style:style style:name="T47" style:parent-style-name="Hyperlink" style:family="text">
      <style:text-properties fo:font-style="italic" style:font-style-asian="italic"/>
    </style:style>
    <style:style style:name="T48" style:parent-style-name="Hyperlink" style:family="text">
      <style:text-properties fo:font-style="italic" style:font-style-asian="italic"/>
    </style:style>
    <style:style style:name="P49" style:parent-style-name="Normal" style:family="paragraph">
      <style:text-properties fo:font-weight="bold" style:font-weight-asian="bold"/>
    </style:style>
    <style:style style:name="T50" style:parent-style-name="Hyperlink" style:family="text">
      <style:text-properties fo:font-style="italic" style:font-style-asian="italic"/>
    </style:style>
    <style:style style:name="T51" style:parent-style-name="Hyperlink" style:family="text">
      <style:text-properties fo:font-style="italic" style:font-style-asian="italic"/>
    </style:style>
    <style:style style:name="P52" style:parent-style-name="Normal" style:family="paragraph">
      <style:text-properties fo:font-weight="bold" style:font-weight-asian="bold"/>
    </style:style>
    <style:style style:name="T53" style:parent-style-name="Hyperlink" style:family="text">
      <style:text-properties fo:font-style="italic" style:font-style-asian="italic"/>
    </style:style>
    <style:style style:name="T54" style:parent-style-name="Hyperlink" style:family="text">
      <style:text-properties fo:font-style="italic" style:font-style-asian="italic"/>
    </style:style>
    <style:style style:name="P55" style:parent-style-name="Normal" style:family="paragraph">
      <style:text-properties fo:font-weight="bold" style:font-weight-asian="bold"/>
    </style:style>
    <style:style style:name="T56" style:parent-style-name="Hyperlink" style:family="text">
      <style:text-properties fo:font-style="italic" style:font-style-asian="italic"/>
    </style:style>
    <style:style style:name="T57" style:parent-style-name="Hyperlink" style:family="text">
      <style:text-properties fo:font-style="italic" style:font-style-asian="italic"/>
    </style:style>
  </office:automatic-styles>
  <office:body>
    <office:text text:use-soft-page-breaks="true">
      <text:p text:style-name="P1">Core Principles of Professional Knowledge and Skills Development</text:p>
      <text:p text:style-name="Normal"><text:a xlink:href="https://www.facetpublishing.co.uk/page/detail/?K=9781856047401" office:target-frame-name="_top" xlink:show="replace"><text:span text:style-name="T2">Changing Roles and Contexts for Health Library and Information Professionals</text:span></text:a><text:s/>edited by Alison Brettle <text:s/>and Christine Urquhart</text:p>
      <text:p text:style-name="Normal"><text:a xlink:href="https://www.facetpublishing.co.uk/page/detail/foundations-of-information-ethics/?K=9781783304271" office:target-frame-name="_top" xlink:show="replace"><text:span text:style-name="T3">Foundations of Information Ethics</text:span></text:a><text:span text:style-name="T4"><text:s/></text:span>by<text:s/>John T F Burgess &amp; Emily J M Knox</text:p>
      <text:p text:style-name="P5"/>
      <text:p text:style-name="P6">Collection Management and Development</text:p>
      <text:p text:style-name="Normal"><text:a xlink:href="https://www.facetpublishing.co.uk/page/detail/electronic-legal-deposit/?k=9781783303779" office:target-frame-name="_top" xlink:show="replace"><text:span text:style-name="T7">Electronic Legal Deposit: Shaping the library collections of the future</text:span></text:a><text:span text:style-name="T8"><text:s/></text:span>edited by Paul Gooding and Melissa Terras</text:p>
      <text:p text:style-name="Normal"><text:a xlink:href="https://www.facetpublishing.co.uk/page/detail/fundamentals-of-collection-development-and-management/?K=9781783302741" office:target-frame-name="_top" xlink:show="replace"><text:span text:style-name="T9">Fundamentals of Collection Development and Management</text:span></text:a><text:span text:style-name="T10"><text:s/></text:span>by Peggy Johnson</text:p>
      <text:p text:style-name="P11"/>
      <text:p text:style-name="Normal"><text:span text:style-name="T12">Data Management</text:span><text:span text:style-name="T13"><text:line-break/></text:span></text:p>
      <text:p text:style-name="Normal"><text:a xlink:href="https://www.facetpublishing.co.uk/page/detail/library-analytics-and-metrics/?K=9781856049658" office:target-frame-name="_top" xlink:show="replace"><text:span text:style-name="T14">Library Analytics and Metrics: Using data to drive decisions and services</text:span></text:a><text:s/>edited by Ben Showers</text:p>
      <text:p text:style-name="Normal"><text:span text:style-name="T15"><text:line-break/></text:span><text:a xlink:href="https://www.facetpublishing.co.uk/page/detail/practical-data-science-for-information-professionals/?K=9781783303441" office:target-frame-name="_top" xlink:show="replace"><text:span text:style-name="T16">Practical Data Science for Information Professionals</text:span></text:a><text:s/>by David Stuart</text:p>
      <text:p text:style-name="Normal"><text:span text:style-name="T17"><text:line-break/></text:span><text:span text:style-name="T18">Information Exploitation and Use</text:span><text:span text:style-name="T19"><text:line-break/></text:span><text:span text:style-name="T20"><text:line-break/></text:span><text:a xlink:href="https://www.facetpublishing.co.uk/page/detail/introduction-to-information-behaviour/?K=9781856048507" office:target-frame-name="_top" xlink:show="replace"><text:span text:style-name="T21">Introduction to Information Behaviour</text:span></text:a><text:s/>by Nigel Ford</text:p>
      <text:p text:style-name="Normal"><text:a xlink:href="https://www.facetpublishing.co.uk/page/detail/systematic-searching/?K=9781783303731" office:target-frame-name="_top" xlink:show="replace"><text:span text:style-name="T22">Systematic Searching: Practical ideas for improving results</text:span></text:a><text:s/>edited by Paul Levay and Jenny Craven<text:line-break/></text:p>
      <text:p text:style-name="P23">Information Governance and Compliance</text:p>
      <text:p text:style-name="Normal"><text:a xlink:href="https://www.facetpublishing.co.uk/page/detail/information-law/?K=9781783303663" office:target-frame-name="_top" xlink:show="replace"><text:span text:style-name="T24">Information Law: Compliance for librarians, information professionals and knowledge managers</text:span></text:a><text:s/>by Charles Oppenheim, Adrienne Muir and Naomi Korn</text:p>
      <text:p text:style-name="Normal"><text:a xlink:href="https://www.facetpublishing.co.uk/page/detail/the-freedom-of-information-officer/?K=9781783303533" office:target-frame-name="_top" xlink:show="replace"><text:span text:style-name="T25">The Freedom of Information Officer's Handbook</text:span></text:a><text:span text:style-name="T26"><text:s/></text:span>by Paul Gibbons</text:p>
      <text:p text:style-name="P27"><text:line-break/>Information Management</text:p>
      <text:p text:style-name="Normal"><text:a xlink:href="https://www.facetpublishing.co.uk/page/detail/information-at-work/?K=9781783302758" office:target-frame-name="_top" xlink:show="replace"><text:span text:style-name="T28">Information at Work: Information management in the workplace</text:span></text:a><text:s/>edited by Katriina Byström, Jannica Heinström and Ian Ruthven</text:p>
      <text:p text:style-name="Normal"><text:a xlink:href="https://www.facetpublishing.co.uk/page/detail/information-systems/?K=9781783302413" office:target-frame-name="_top" xlink:show="replace"><text:span text:style-name="T29">Information Systems: Process and practice</text:span></text:a><text:s/>edited by Christine Urquhart, Faten Hamad, Dina Tbaishat and Alison Yeoman</text:p>
      <text:p text:style-name="P30"><text:line-break/>Knowledge Management</text:p>
      <text:p text:style-name="Normal"><text:a xlink:href="https://www.facetpublishing.co.uk/page/detail/practical-knowledge-and-information-management/?K=9781783303359" office:target-frame-name="_top" xlink:show="replace"><text:span text:style-name="T31">Practical Knowledge and Information Management</text:span></text:a><text:s/>by Katharine Schopflin and Matt Walsh</text:p>
      <text:p text:style-name="Normal"><text:a xlink:href="https://www.facetpublishing.co.uk/page/detail/the-km-cookbook/?K=9781783304318" office:target-frame-name="_top" xlink:show="replace"><text:span text:style-name="T32">The KM Cookbook: Stories and strategies for organisations exploring Knowledge Management Standard ISO30401</text:span></text:a><text:s/>by Chris J. Collison, Paul J. Corney and Patricia Lee Eng</text:p>
      <text:soft-page-break/>
      <text:p text:style-name="Normal"><text:span text:style-name="T33"><text:line-break/></text:span><text:span text:style-name="T34">Literacies and Learning</text:span></text:p>
      <text:p text:style-name="Normal"><text:a xlink:href="https://www.facetpublishing.co.uk/page/detail/informed-societies/?K=9781783304226" office:target-frame-name="_top" xlink:show="replace"><text:span text:style-name="T35">Informed Societies: Why information literacy matters for citizenship, participation and democracy</text:span></text:a><text:span text:style-name="T36"><text:s/></text:span>edited by Stéphane Goldstein<text:line-break/><text:span text:style-name="T37"><text:line-break/></text:span><text:a xlink:href="https://www.facetpublishing.co.uk/page/detail/information-literacy-in-the-workplace/?K=9781783301324" office:target-frame-name="_top" xlink:show="replace"><text:span text:style-name="T38">Information Literacy in the Workplace</text:span></text:a><text:s/>edited by Marc Forster</text:p>
      <text:p text:style-name="P39"><text:line-break/>Records Management and Archiving</text:p>
      <text:p text:style-name="Normal"><text:a xlink:href="https://www.facetpublishing.co.uk/page/detail/recordkeeping-cultures/?K=9781783303991" office:target-frame-name="_top" xlink:show="replace"><text:span text:style-name="T40">Recordkeeping Cultures</text:span></text:a><text:s/>by Gillian Oliver and Fiorella Foscarini<text:line-break/><text:line-break/><text:a xlink:href="https://www.facetpublishing.co.uk/page/detail/archives/?K=9781783302062" office:target-frame-name="_top" xlink:show="replace"><text:span text:style-name="T41">Archives: Principles and practices, second edition</text:span></text:a><text:span text:style-name="T42"><text:s/></text:span>by Laura A Millar</text:p>
      <text:p text:style-name="P43"><text:line-break/>Research</text:p>
      <text:p text:style-name="Normal"><text:a xlink:href="https://www.facetpublishing.co.uk/page/detail/visual-research-methods/?K=9781783304561" office:target-frame-name="_top" xlink:show="replace"><text:span text:style-name="T44">Visual Research Methods: An Introduction for Library and Information Studies</text:span></text:a><text:s/>edited by Shailoo Bedi and Jenaya Webb</text:p>
      <text:p text:style-name="Normal"><text:a xlink:href="https://www.facetpublishing.co.uk/page/detail/being-evidence-based-in-library-and-information-practice/?K=9781783300716" office:target-frame-name="_top" xlink:show="replace"><text:span text:style-name="T45">Being Evidence Based in Library and Information Practice</text:span></text:a><text:s/>edited by Denise Koufogiannakis and Alison Brettle</text:p>
      <text:p text:style-name="P46"><text:line-break/>Customer Focus, Service Design and Marketing</text:p>
      <text:p text:style-name="Normal"><text:a xlink:href="https://www.facetpublishing.co.uk/page/detail/assessing-service-quality/?K=9781783300594" office:target-frame-name="_top" xlink:show="replace"><text:span text:style-name="T47">Assessing Service Quality: Satisfying the expectations of library customers, third edition</text:span></text:a><text:s/>by Peter Hernon, Ellen Altman and Robert Dugan</text:p>
      <text:p text:style-name="Normal"><text:a xlink:href="https://www.facetpublishing.co.uk/page/detail/engaging-your-community-through-active-strategic-marketing/?K=9781783303830" office:target-frame-name="_top" xlink:show="replace"><text:span text:style-name="T48">Engaging your Community through Active Strategic Marketing: A Practical Guide for Librarians and Information Professionals</text:span></text:a><text:s/>by Terry Kendrick</text:p>
      <text:p text:style-name="P49"><text:line-break/>Leadership, Advocacy, Influencing and Personal Effectiveness</text:p>
      <text:p text:style-name="Normal"><text:a xlink:href="https://www.facetpublishing.co.uk/page/detail/the-no-nonsense-guide-to-leadership-management-and-teamwork/?K=9781783303960" office:target-frame-name="_top" xlink:show="replace"><text:span text:style-name="T50">The No-Nonsense Guide to Leadership, Management and Teamwork</text:span></text:a><text:s/>by Barbara Allan</text:p>
      <text:p text:style-name="Normal"><text:a xlink:href="https://www.facetpublishing.co.uk/page/detail/management-basics-for-information-professionals/?K=9781783304523" office:target-frame-name="_top" xlink:show="replace"><text:span text:style-name="T51">Management Basics for Information Professionals, fourth edition</text:span></text:a><text:s/>by G. Edward Evans and Stacey Greenwell</text:p>
      <text:p text:style-name="P52"><text:line-break/>Strategy, Planning and Management</text:p>
      <text:p text:style-name="Normal"><text:a xlink:href="https://www.facetpublishing.co.uk/page/detail/bold-minds/?K=9781783304530" office:target-frame-name="_top" xlink:show="replace"><text:span text:style-name="T53">Bold Minds: Library leadership in a time of disruption</text:span></text:a><text:s/>edited by Margaret Weaver and Leo Appleton</text:p>
      <text:p text:style-name="Normal"><text:a xlink:href="https://www.facetpublishing.co.uk/page/detail/the-no-nonsense-guide-to-project-management/?K=9781783302031" office:target-frame-name="_top" xlink:show="replace"><text:span text:style-name="T54">The No-Nonsense Guide to Project Management</text:span></text:a><text:s/>by Barbara Allan</text:p>
      <text:p text:style-name="P55"><text:line-break/>Technology and Communication</text:p>
      <text:p text:style-name="Normal"><text:a xlink:href="https://www.facetpublishing.co.uk/page/detail/exploring-discovery/?K=9781783300969" office:target-frame-name="_top" xlink:show="replace"><text:span text:style-name="T56">Exploring Discovery: The front door to your library's licensed and digitized content</text:span></text:a><text:s/>edited by Kenneth J Varnum</text:p>
      <text:p text:style-name="Normal"><text:a xlink:href="https://www.facetpublishing.co.uk/page/detail/mastering-digital-librarianship/?K=9781856049436" office:target-frame-name="_top" xlink:show="replace"><text:span text:style-name="T57">Mastering Digital Librarianship: Strategy, Networking and Discovery in Academic Libraries</text:span></text:a><text:s/>edited by Alison Mackenzie and Lindsey Mart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ead Murphy</meta:initial-creator>
    <dc:creator>Richard Bridgen</dc:creator>
    <meta:creation-date>2021-05-17T14:14:00Z</meta:creation-date>
    <dc:date>2021-05-17T14:14:00Z</dc:date>
    <meta:template xlink:href="Normal" xlink:type="simple"/>
    <meta:editing-cycles>2</meta:editing-cycles>
    <meta:editing-duration>PT0S</meta:editing-duration>
    <meta:user-defined meta:name="ContentTypeId">0x010100687E5B5DC44B0B4C8FA3B43C98A1E5F8</meta:user-defined>
    <meta:document-statistic meta:page-count="2" meta:paragraph-count="12" meta:word-count="952" meta:character-count="6372" meta:row-count="45" meta:non-whitespace-character-count="5432"/>
  </office:meta>
</office:document-meta>
</file>